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6cm" draw:marker-start-width="0.3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="Arrow" draw:marker-start-width="0.3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draw:marker-start="Arrow" draw:marker-start-width="0.358cm" draw:marker-end="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81cm" svg:stroke-color="#0066b3" draw:marker-start-width="0.322cm" draw:marker-end-width="0.322cm" draw:fill="solid" draw:fill-color="#cccccc" draw:textarea-horizontal-align="center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081cm" svg:stroke-color="#0066b3" draw:marker-start-width="0.322cm" draw:marker-end-width="0.322cm" draw:fill="solid" draw:fill-color="#808080" draw:textarea-horizontal-align="center" draw:textarea-vertical-align="middle" fo:padding-top="0.166cm" fo:padding-bottom="0.166cm" fo:padding-left="0.291cm" fo:padding-right="0.291cm"/>
    </style:style>
    <style:style style:name="gr8" style:family="graphic" style:parent-style-name="objectwithoutfill">
      <style:graphic-properties svg:stroke-width="0.081cm" svg:stroke-color="#0066b3" draw:marker-start-width="0.322cm" draw:marker-end-width="0.322cm" draw:fill="solid" draw:fill-color="#0066b3" draw:textarea-horizontal-align="center" draw:textarea-vertical-align="middle" fo:padding-top="0.166cm" fo:padding-bottom="0.166cm" fo:padding-left="0.291cm" fo:padding-right="0.291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withoutfill">
      <style:graphic-properties svg:stroke-width="0.081cm" svg:stroke-color="#0066b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081cm" svg:stroke-color="#0066b3" draw:marker-start-width="0.321cm" draw:marker-end-width="0.321cm" draw:fill="solid" draw:fill-color="#cccccc" draw:opacity="100%" draw:textarea-horizontal-align="center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66b3" draw:marker-start-width="0.321cm" draw:marker-end-width="0.321cm" draw:fill="solid" draw:fill-color="#cccccc" draw:opacity="100%" draw:textarea-horizontal-align="center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3d6c" draw:marker-start-width="0.322cm" draw:marker-end-width="0.322cm" draw:fill="solid" draw:fill-color="#003d6c" draw:textarea-horizontal-align="center" draw:textarea-vertical-align="middle" fo:padding-top="0.166cm" fo:padding-bottom="0.166cm" fo:padding-left="0.291cm" fo:padding-right="0.291cm"/>
    </style:style>
    <style:style style:name="gr14" style:family="graphic" style:parent-style-name="objectwithoutfill">
      <style:graphic-properties svg:stroke-width="0.081cm" svg:stroke-color="#0066b3" draw:marker-start-width="0.321cm" draw:marker-end-width="0.321cm" draw:fill="none" draw:fill-color="#729fcf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0066b3" draw:marker-start-width="0.321cm" draw:marker-end-width="0.321cm" draw:fill="none" draw:fill-color="#729fcf" draw:textarea-horizontal-align="center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solid" draw:fill-color="#0066b3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 draw:opacity="100%"/>
      <style:paragraph-properties fo:text-align="center"/>
    </style:style>
    <style:style style:name="P7" style:family="paragraph">
      <loext:graphic-properties draw:fill="solid" draw:fill-color="#003d6c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1.16cm" svg:y1="4.937cm" svg:x2="4.81cm" svg:y2="9.89cm">
          <text:p/>
        </draw:line>
        <draw:line draw:style-name="gr1" draw:text-style-name="P1" draw:layer="layout" svg:x1="12.176cm" svg:y1="7.223cm" svg:x2="4.81cm" svg:y2="9.89cm">
          <text:p/>
        </draw:line>
        <draw:line draw:style-name="gr1" draw:text-style-name="P1" draw:layer="layout" svg:x1="4.81cm" svg:y1="9.89cm" svg:x2="14.208cm" svg:y2="8.112cm">
          <text:p/>
        </draw:line>
        <draw:line draw:style-name="gr2" draw:text-style-name="P1" draw:layer="layout" svg:x1="10.144cm" svg:y1="7.604cm" svg:x2="8.62cm" svg:y2="8.239cm">
          <text:p/>
        </draw:line>
        <draw:line draw:style-name="gr3" draw:text-style-name="P1" draw:layer="layout" svg:x1="4.81cm" svg:y1="9.89cm" svg:x2="4.81cm" svg:y2="9.89cm">
          <text:p/>
        </draw:line>
        <draw:polyline draw:style-name="gr4" draw:text-style-name="P1" draw:layer="layout" svg:width="7.619cm" svg:height="6.349cm" svg:x="4.81cm" svg:y="3.54cm" svg:viewBox="0 0 7620 6350" draw:points="7620,6350 0,6350 0,6350 0,0">
          <text:p/>
        </draw:polyline>
        <draw:line draw:style-name="gr5" draw:text-style-name="P1" draw:layer="layout" svg:x1="8.62cm" svg:y1="6.08cm" svg:x2="4.81cm" svg:y2="9.89cm">
          <text:p/>
        </draw:line>
        <draw:line draw:style-name="gr6" draw:text-style-name="P2" draw:layer="layout" svg:x1="12.811cm" svg:y1="7.731cm" svg:x2="12.811cm" svg:y2="7.731cm">
          <text:p/>
        </draw:line>
        <draw:line draw:style-name="gr6" draw:text-style-name="P2" draw:layer="layout" svg:x1="12.811cm" svg:y1="7.731cm" svg:x2="12.811cm" svg:y2="7.731cm">
          <text:p/>
        </draw:line>
        <draw:line draw:style-name="gr6" draw:text-style-name="P2" draw:layer="layout" svg:x1="10.779cm" svg:y1="5.318cm" svg:x2="10.779cm" svg:y2="5.318cm">
          <text:p/>
        </draw:line>
        <draw:line draw:style-name="gr6" draw:text-style-name="P2" draw:layer="layout" svg:x1="11.16cm" svg:y1="4.937cm" svg:x2="11.16cm" svg:y2="4.937cm">
          <text:p/>
        </draw:line>
        <draw:line draw:style-name="gr6" draw:text-style-name="P2" draw:layer="layout" svg:x1="11.795cm" svg:y1="6.588cm" svg:x2="11.795cm" svg:y2="6.588cm">
          <text:p/>
        </draw:line>
        <draw:line draw:style-name="gr7" draw:text-style-name="P3" draw:layer="layout" svg:x1="11.16cm" svg:y1="4.937cm" svg:x2="11.16cm" svg:y2="4.937cm">
          <text:p/>
        </draw:line>
        <draw:polygon draw:style-name="gr8" draw:text-style-name="P4" draw:layer="layout" svg:width="3.047cm" svg:height="3.174cm" svg:x="11.16cm" svg:y="4.937cm" svg:viewBox="0 0 3048 3175" draw:points="3048,3175 0,0 0,0 1016,2286 1016,2286">
          <text:p/>
        </draw:polygon>
        <draw:line draw:style-name="gr7" draw:text-style-name="P3" draw:layer="layout" svg:x1="14.208cm" svg:y1="8.112cm" svg:x2="14.208cm" svg:y2="8.112cm">
          <text:p/>
        </draw:line>
        <draw:line draw:style-name="gr6" draw:text-style-name="P2" draw:layer="layout" svg:x1="13.319cm" svg:y1="7.223cm" svg:x2="13.319cm" svg:y2="7.223cm">
          <text:p/>
        </draw:line>
        <draw:line draw:style-name="gr2" draw:text-style-name="P1" draw:layer="layout" svg:x1="12.43cm" svg:y1="6.588cm" svg:x2="14.462cm" svg:y2="5.699cm">
          <text:p/>
        </draw:line>
        <draw:frame draw:style-name="gr9" draw:text-style-name="P5" draw:layer="layout" svg:width="1.096cm" svg:height="0.725cm" svg:x="14.589cm" svg:y="5.4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5" draw:layer="layout" svg:width="1.113cm" svg:height="0.725cm" svg:x="7.477cm" svg:y="7.73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0" draw:text-style-name="P1" draw:layer="layout" svg:x1="11.16cm" svg:y1="4.937cm" svg:x2="9.382cm" svg:y2="6.334cm">
          <text:p/>
        </draw:line>
        <draw:line draw:style-name="gr10" draw:text-style-name="P1" draw:layer="layout" svg:x1="12.176cm" svg:y1="7.223cm" svg:x2="10.017cm" svg:y2="7.985cm">
          <text:p/>
        </draw:line>
        <draw:line draw:style-name="gr10" draw:text-style-name="P1" draw:layer="layout" svg:x1="14.208cm" svg:y1="8.112cm" svg:x2="11.541cm" svg:y2="8.62cm">
          <text:p/>
        </draw:line>
        <draw:frame draw:style-name="gr9" draw:text-style-name="P5" draw:layer="layout" svg:width="0.748cm" svg:height="0.779cm" svg:x="11.682cm" svg:y="10.1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5" draw:layer="layout" svg:width="0.66cm" svg:height="0.779cm" svg:x="3.769cm" svg:y="3.5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5" draw:layer="layout" svg:width="0.688cm" svg:height="0.779cm" svg:x="7.223cm" svg:y="5.8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gon draw:style-name="gr11" draw:text-style-name="P6" draw:layer="layout" svg:width="2.793cm" svg:height="3.047cm" svg:x="9.382cm" svg:y="4.937cm" svg:viewBox="0 0 2794 3048" draw:points="635,3048 0,1397 0,1397 1778,0 1778,0 2794,2286 635,3048 2794,2286">
          <text:p/>
        </draw:polygon>
        <draw:polygon draw:style-name="gr12" draw:text-style-name="P6" draw:layer="layout" svg:width="4.191cm" svg:height="1.396cm" svg:x="10.016cm" svg:y="7.223cm" svg:viewBox="0 0 4192 1397" draw:points="4191,889 2160,1 2159,0 0,763 0,762 1524,1397 1524,1397 4192,889">
          <text:p/>
        </draw:polygon>
        <draw:polygon draw:style-name="gr13" draw:text-style-name="P7" draw:layer="layout" svg:width="2.158cm" svg:height="2.285cm" svg:x="9.382cm" svg:y="6.334cm" svg:viewBox="0 0 2159 2286" draw:points="2159,2286 0,0 0,0 635,1651 635,1651">
          <text:p/>
        </draw:polygon>
        <draw:line draw:style-name="gr14" draw:text-style-name="P8" draw:layer="layout" svg:x1="12.176cm" svg:y1="7.223cm" svg:x2="10.017cm" svg:y2="7.985cm">
          <text:p/>
        </draw:line>
        <draw:polyline draw:style-name="gr15" draw:text-style-name="P8" draw:layer="layout" svg:width="4.825cm" svg:height="3.682cm" svg:x="9.382cm" svg:y="4.937cm" svg:viewBox="0 0 4826 3683" draw:points="4826,3175 2159,3683 2159,3683 635,3048 635,3048 0,1397 0,1397 1778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1:09:59.595000000</meta:creation-date>
    <dc:date>2018-05-11T13:38:52.306000000</dc:date>
    <meta:editing-duration>PT26M35S</meta:editing-duration>
    <meta:editing-cycles>5</meta:editing-cycles>
    <meta:generator>LibreOffice/6.0.0.3$Windows_X86_64 LibreOffice_project/64a0f66915f38c6217de274f0aa8e15618924765</meta:generator>
    <meta:document-statistic meta:object-count="30"/>
  </office:meta>
</office:document-meta>
</file>

<file path=Object 1/content.xml><?xml version="1.0" encoding="utf-8"?>
<math xmlns="http://www.w3.org/1998/Math/MathML" display="block">
  <semantics>
    <msub>
      <mover accent="true">
        <mi>N</mi>
        <mo stretchy="false">⃗</mo>
      </mover>
      <mtext>pos</mtext>
    </msub>
    <annotation encoding="StarMath 5.0">{vec{ N }}_"pos"
</annotation>
  </semantics>
</math>
</file>

<file path=Object 2/content.xml><?xml version="1.0" encoding="utf-8"?>
<math xmlns="http://www.w3.org/1998/Math/MathML" display="block">
  <semantics>
    <msub>
      <mover accent="true">
        <mi>N</mi>
        <mo stretchy="false">⃗</mo>
      </mover>
      <mtext>neg</mtext>
    </msub>
    <annotation encoding="StarMath 5.0">{vec{ N }}_"neg"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Z</mi>
    <annotation encoding="StarMath 5.0">Z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